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0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Arial" style:font-name-asian="Droid Sans Fallback" style:font-name-complex="Lohit Hindi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9" style:family="table-cell" style:parent-style-name="Default" style:data-style-name="N2"/>
  </office:automatic-styles>
  <office:body>
    <office:spreadsheet>
      <table:table table:name="budgPr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DEPENSES PREVISIONNELLES 2013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na K. mythologies personnelles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HARGES PHASE DE DÉVELOPPEMENT (avril-décembre 2013)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3"/>
          <table:table-cell table:style-name="ce10"/>
          <table:table-cell table:number-columns-repeated="1022"/>
        </table:table-row>
        <table:table-row table:style-name="ro1">
          <table:table-cell table:style-name="ce4" office:value-type="string">
            <text:p>Rémunérations (montant brut)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4" office:value-type="string">
            <text:p>I SALAIRES ARTISTIQU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>
            <text:p>Catherine Lenoble – auteure</text:p>
          </table:table-cell>
          <table:table-cell table:style-name="ce12"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téphanie Vilayphiou – stdin</text:p>
          </table:table-cell>
          <table:table-cell table:style-name="ce12"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Alexandre Leray – stdin</text:p>
          </table:table-cell>
          <table:table-cell table:style-name="ce12"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Ludivine Loiseau – OSP</text:p>
          </table:table-cell>
          <table:table-cell table:style-name="ce12"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2"/>
          <table:table-cell table:number-columns-repeated="1022"/>
        </table:table-row>
        <table:table-row table:style-name="ro1">
          <table:table-cell table:style-name="ce4" office:value-type="string">
            <text:p>II SALAIRE TECHNIQU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5" office:value-type="string">
            <text:p>Krista Schmidtke – traductrice</text:p>
          </table:table-cell>
          <table:table-cell table:style-name="ce12"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1"/>
          <table:table-cell table:number-columns-repeated="1022"/>
        </table:table-row>
        <table:table-row table:style-name="ro1">
          <table:table-cell table:style-name="ce6" office:value-type="string">
            <text:p>TOTAL SALAIRES I+II</text:p>
          </table:table-cell>
          <table:table-cell table:style-name="ce13" office:value-type="float" office:value="8000">
            <text:p>8000</text:p>
          </table:table-cell>
          <table:table-cell table:style-name="ce1" table:number-columns-repeated="1022"/>
        </table:table-row>
        <table:table-row table:style-name="ro1">
          <table:table-cell table:style-name="ce5"/>
          <table:table-cell table:style-name="ce11"/>
          <table:table-cell table:number-columns-repeated="1022"/>
        </table:table-row>
        <table:table-row table:style-name="ro1">
          <table:table-cell table:style-name="ce4" office:value-type="string">
            <text:p>Moyens techniqu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>
            <text:p>Hébergement web/serveur, petit matériel, documentation</text:p>
          </table:table-cell>
          <table:table-cell table:style-name="ce12" office:value-type="float" office:value="500">
            <text:p>500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Résidence PiNG : accès espace dédié, ressources humaines et techniques </text:p>
          </table:table-cell>
          <table:table-cell table:style-name="ce12"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Résidence Constant : accès espace dédié, ressources humaines et techniques </text:p>
          </table:table-cell>
          <table:table-cell table:style-name="ce12"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1"/>
          <table:table-cell table:number-columns-repeated="1022"/>
        </table:table-row>
        <table:table-row table:style-name="ro1">
          <table:table-cell table:style-name="ce6" office:value-type="string">
            <text:p>TOTAL MOYENS TECHNIQUES</text:p>
          </table:table-cell>
          <table:table-cell table:style-name="ce13" table:formula="of:=SUM([.B21:.B24])" office:value-type="float" office:value="2500">
            <text:p>2500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4"/>
          <table:table-cell table:number-columns-repeated="1022"/>
        </table:table-row>
        <table:table-row table:style-name="ro1">
          <table:table-cell table:style-name="ce4" office:value-type="string">
            <text:p>Frais généraux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>
            <text:p>Déplacement Bruxelles/Nantes (A.Leray &amp; S.Vilayphiou)</text:p>
          </table:table-cell>
          <table:table-cell table:style-name="ce12" office:value-type="float" office:value="400">
            <text:p>4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éjour Nantes 2 personnes, 12 nuits</text:p>
          </table:table-cell>
          <table:table-cell table:style-name="ce12" office:value-type="float" office:value="1080">
            <text:p>108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éplacements Nantes/Bruxelles et séjour (C.Lenoble)</text:p>
          </table:table-cell>
          <table:table-cell table:style-name="ce12"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ommunication (DNS, print, frais d'envoi)</text:p>
          </table:table-cell>
          <table:table-cell table:style-name="ce12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2"/>
          <table:table-cell table:number-columns-repeated="1022"/>
        </table:table-row>
        <table:table-row table:style-name="ro1">
          <table:table-cell table:style-name="ce4" office:value-type="string">
            <text:p>Crédit de préparation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5" office:value-type="string">
            <text:p>Déplacements et séjours Madrid, Londres, Etats-Unis (C.Lenoble)</text:p>
          </table:table-cell>
          <table:table-cell table:style-name="ce12" office:value-type="float" office:value="7000">
            <text:p>7000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1"/>
          <table:table-cell table:number-columns-repeated="1022"/>
        </table:table-row>
        <table:table-row table:style-name="ro1">
          <table:table-cell table:style-name="ce6" office:value-type="string">
            <text:p>TOTAL FRAIS GÉNÉRAUX</text:p>
          </table:table-cell>
          <table:table-cell table:style-name="ce13" table:formula="of:=SUM([.B28:.B35])" office:value-type="float" office:value="9580">
            <text:p>95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TOTAL CHARGES</text:p>
          </table:table-cell>
          <table:table-cell table:style-name="ce15" table:formula="of:=SUM([.B18]+[.B25]+[.B36])" office:value-type="float" office:value="20080">
            <text:p>2008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Suivi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9"/>
        <table:table-column table:style-name="co3" table:default-cell-style-name="Default"/>
        <table:table-row table:style-name="ro1">
          <table:table-cell table:style-name="ce1" office:value-type="string">
            <text:p>DEPENSES PREVISIONNELLES 201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nna K. mythologies personnelles</text:p>
          </table:table-cell>
          <table:table-cell table:number-columns-repeated="2"/>
          <table:table-cell office:value-type="float" office:value="4500">
            <text:p>4500,00</text:p>
          </table:table-cell>
          <table:table-cell office:value-type="string">
            <text:p>remun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float" office:value="1000">
            <text:p>1000,00</text:p>
          </table:table-cell>
          <table:table-cell office:value-type="string">
            <text:p>logistique</text:p>
          </table:table-cell>
        </table:table-row>
        <table:table-row table:style-name="ro1">
          <table:table-cell table:number-columns-repeated="3"/>
          <table:table-cell office:value-type="float" office:value="500">
            <text:p>500,00</text:p>
          </table:table-cell>
          <table:table-cell office:value-type="string">
            <text:p>petits frais</text:p>
          </table:table-cell>
        </table:table-row>
        <table:table-row table:style-name="ro1">
          <table:table-cell table:style-name="ce3" office:value-type="string">
            <text:p>CHARGES PHASE DE DÉVELOPPEMENT (avril-décembre 2013)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3"/>
          <table:table-cell table:style-name="ce10"/>
          <table:table-cell office:value-type="string">
            <text:p>C</text:p>
          </table:table-cell>
          <table:table-cell office:value-type="float" office:value="31.2">
            <text:p>31,20</text:p>
          </table:table-cell>
          <table:table-cell office:value-type="string">
            <text:p>Orangeraie – repas Nantes</text:p>
          </table:table-cell>
        </table:table-row>
        <table:table-row table:style-name="ro1">
          <table:table-cell table:style-name="ce4" office:value-type="string">
            <text:p>Rémunérations (montant brut)</text:p>
          </table:table-cell>
          <table:table-cell table:style-name="ce11"/>
          <table:table-cell office:value-type="string">
            <text:p>C</text:p>
          </table:table-cell>
          <table:table-cell office:value-type="float" office:value="19.43">
            <text:p>19,43</text:p>
          </table:table-cell>
          <table:table-cell office:value-type="string">
            <text:p>Traiteur – repas Nantes</text:p>
          </table:table-cell>
        </table:table-row>
        <table:table-row table:style-name="ro1">
          <table:table-cell table:style-name="ce4"/>
          <table:table-cell table:style-name="ce11"/>
          <table:table-cell office:value-type="string">
            <text:p>A</text:p>
          </table:table-cell>
          <table:table-cell office:value-type="float" office:value="20.72">
            <text:p>20,72</text:p>
          </table:table-cell>
          <table:table-cell office:value-type="string">
            <text:p>Carrefour Nantes</text:p>
          </table:table-cell>
        </table:table-row>
        <table:table-row table:style-name="ro1">
          <table:table-cell table:style-name="ce4" office:value-type="string">
            <text:p>I SALAIRES ARTISTIQUES</text:p>
          </table:table-cell>
          <table:table-cell table:style-name="ce11"/>
          <table:table-cell office:value-type="string">
            <text:p>A</text:p>
          </table:table-cell>
          <table:table-cell office:value-type="float" office:value="7.49">
            <text:p>7,49</text:p>
          </table:table-cell>
          <table:table-cell office:value-type="string">
            <text:p>Carrefour Nantes</text:p>
          </table:table-cell>
        </table:table-row>
        <table:table-row table:style-name="ro2">
          <table:table-cell table:style-name="ce16" office:value-type="string">
            <text:p>Catherine Lenoble – auteure</text:p>
          </table:table-cell>
          <table:table-cell table:style-name="ce12" office:value-type="float" office:value="1500">
            <text:p>1500</text:p>
          </table:table-cell>
          <table:table-cell office:value-type="string">
            <text:p>A</text:p>
          </table:table-cell>
          <table:table-cell office:value-type="float" office:value="17.21">
            <text:p>17,21</text:p>
          </table:table-cell>
          <table:table-cell office:value-type="string">
            <text:p>Carrefour Nantes</text:p>
          </table:table-cell>
        </table:table-row>
        <table:table-row table:style-name="ro2">
          <table:table-cell table:style-name="ce16" office:value-type="string">
            <text:p>Stéphanie Vilayphiou – stdin</text:p>
          </table:table-cell>
          <table:table-cell table:style-name="ce12" office:value-type="float" office:value="1500">
            <text:p>1500</text:p>
          </table:table-cell>
          <table:table-cell office:value-type="string">
            <text:p>C</text:p>
          </table:table-cell>
          <table:table-cell office:value-type="float" office:value="14.41">
            <text:p>14,41</text:p>
          </table:table-cell>
          <table:table-cell office:value-type="string">
            <text:p>Carrefour Nantes</text:p>
          </table:table-cell>
        </table:table-row>
        <table:table-row table:style-name="ro2">
          <table:table-cell table:style-name="ce16" office:value-type="string">
            <text:p>Alexandre Leray – stdin</text:p>
          </table:table-cell>
          <table:table-cell table:style-name="ce12" office:value-type="float" office:value="1500">
            <text:p>1500</text:p>
          </table:table-cell>
          <table:table-cell office:value-type="string">
            <text:p>C</text:p>
          </table:table-cell>
          <table:table-cell office:value-type="float" office:value="28.09">
            <text:p>28,09</text:p>
          </table:table-cell>
          <table:table-cell office:value-type="string">
            <text:p>Carrefour Nantes</text:p>
          </table:table-cell>
        </table:table-row>
        <table:table-row table:style-name="ro2">
          <table:table-cell table:style-name="ce5" office:value-type="string">
            <text:p>Ludivine Loiseau – OSP</text:p>
          </table:table-cell>
          <table:table-cell table:style-name="ce12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3.3">
            <text:p>13,30</text:p>
          </table:table-cell>
          <table:table-cell office:value-type="string">
            <text:p>TAN Nantes</text:p>
          </table:table-cell>
        </table:table-row>
        <table:table-row table:style-name="ro1">
          <table:table-cell table:style-name="ce5"/>
          <table:table-cell table:style-name="ce12"/>
          <table:table-cell office:value-type="string">
            <text:p>A</text:p>
          </table:table-cell>
          <table:table-cell office:value-type="float" office:value="13.3">
            <text:p>13,30</text:p>
          </table:table-cell>
          <table:table-cell office:value-type="string">
            <text:p>TAN Nantes</text:p>
          </table:table-cell>
        </table:table-row>
        <table:table-row table:style-name="ro1">
          <table:table-cell table:style-name="ce4" office:value-type="string">
            <text:p>II SALAIRE TECHNIQUE</text:p>
          </table:table-cell>
          <table:table-cell table:style-name="ce12"/>
          <table:table-cell/>
          <table:table-cell office:value-type="float" office:value="15.18">
            <text:p>15,18</text:p>
          </table:table-cell>
          <table:table-cell office:value-type="string">
            <text:p>covoiturage Rennes Nantes</text:p>
          </table:table-cell>
        </table:table-row>
        <table:table-row table:style-name="ro2">
          <table:table-cell table:style-name="ce5" office:value-type="string">
            <text:p>Krista Schmidtke – traductrice</text:p>
          </table:table-cell>
          <table:table-cell table:style-name="ce12" office:value-type="float" office:value="0">
            <text:p>0</text:p>
          </table:table-cell>
          <table:table-cell table:formula="of:=[.D14]+[.D10]+[.D9]+[.D15]+[.D8]" office:value-type="float" office:value="73.9">
            <text:p>73,9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/>
          <table:table-cell table:number-columns-repeated="3"/>
        </table:table-row>
        <table:table-row table:style-name="ro1">
          <table:table-cell table:style-name="ce6" office:value-type="string">
            <text:p>TOTAL SALAIRES I+II</text:p>
          </table:table-cell>
          <table:table-cell table:style-name="ce13" table:formula="of:=SUM([.B10:.B17])" office:value-type="float" office:value="4500">
            <text:p>4500</text:p>
          </table:table-cell>
          <table:table-cell/>
          <table:table-cell table:formula="of:=SUM([.D6:.D17])" office:value-type="float" office:value="180.33">
            <text:p>180,33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number-columns-repeated="3"/>
        </table:table-row>
        <table:table-row table:style-name="ro1">
          <table:table-cell table:style-name="ce4" office:value-type="string">
            <text:p>Moyens techniques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6" office:value-type="string">
            <text:p>Hébergement web/serveur, petit matériel, documentation</text:p>
          </table:table-cell>
          <table:table-cell table:style-name="ce12" office:value-type="float" office:value="250">
            <text:p>25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Résidence PiNG : accès espace dédié, ressources humaines et techniques </text:p>
          </table:table-cell>
          <table:table-cell table:style-name="ce12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ce7" office:value-type="string">
            <text:p>Résidence Constant : accès espace dédié, ressources humaines et techniques </text:p>
          </table:table-cell>
          <table:table-cell table:style-name="ce12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number-columns-repeated="3"/>
        </table:table-row>
        <table:table-row table:style-name="ro1">
          <table:table-cell table:style-name="ce6" office:value-type="string">
            <text:p>TOTAL MOYENS TECHNIQUES</text:p>
          </table:table-cell>
          <table:table-cell table:style-name="ce13" table:formula="of:=SUM([.B21:.B24])" office:value-type="float" office:value="2250">
            <text:p>2250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4"/>
          <table:table-cell table:number-columns-repeated="3"/>
        </table:table-row>
        <table:table-row table:style-name="ro1">
          <table:table-cell table:style-name="ce17" office:value-type="string">
            <text:p>Frais généraux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16" office:value-type="string">
            <text:p>Déplacement Bruxelles/Nantes (A.Leray &amp; S.Vilayphiou)</text:p>
          </table:table-cell>
          <table:table-cell table:style-name="ce12" office:value-type="float" office:value="380.33">
            <text:p>380,33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Séjour Nantes 2 personnes, 12 nuits</text:p>
          </table:table-cell>
          <table:table-cell table:style-name="ce12" office:value-type="float" office:value="1080">
            <text:p>1080</text:p>
          </table:table-cell>
          <table:table-cell table:number-columns-repeated="3"/>
        </table:table-row>
        <table:table-row table:style-name="ro2">
          <table:table-cell table:style-name="ce16" office:value-type="string">
            <text:p>Déplacements Nantes/Bruxelles et séjour (C.Lenoble)</text:p>
          </table:table-cell>
          <table:table-cell table:style-name="ce12" office:value-type="float" office:value="600">
            <text:p>600</text:p>
          </table:table-cell>
          <table:table-cell table:number-columns-repeated="3"/>
        </table:table-row>
        <table:table-row table:style-name="ro2">
          <table:table-cell table:style-name="ce16" office:value-type="string">
            <text:p>Communication (DNS, print, frais d'envoi)</text:p>
          </table:table-cell>
          <table:table-cell table:style-name="ce12" office:value-type="float" office:value="250">
            <text:p>25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/>
          <table:table-cell table:number-columns-repeated="3"/>
        </table:table-row>
        <table:table-row table:style-name="ro1">
          <table:table-cell table:style-name="ce4" office:value-type="string">
            <text:p>Crédit de préparation </text:p>
          </table:table-cell>
          <table:table-cell table:style-name="ce12"/>
          <table:table-cell table:number-columns-repeated="3"/>
        </table:table-row>
        <table:table-row table:style-name="ro2">
          <table:table-cell table:style-name="ce5" office:value-type="string">
            <text:p>Déplacements et séjours Madrid, Londres, Etats-Unis (C.Lenoble)</text:p>
          </table:table-cell>
          <table:table-cell table:style-name="ce12" office:value-type="float" office:value="7000">
            <text:p>700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number-columns-repeated="3"/>
        </table:table-row>
        <table:table-row table:style-name="ro1">
          <table:table-cell table:style-name="ce6" office:value-type="string">
            <text:p>TOTAL FRAIS GÉNÉRAUX</text:p>
          </table:table-cell>
          <table:table-cell table:style-name="ce13" table:formula="of:=SUM([.B28:.B35])" office:value-type="float" office:value="9310.33">
            <text:p>9310,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>
            <text:p>TOTAL CHARGES</text:p>
          </table:table-cell>
          <table:table-cell table:style-name="ce15" table:formula="of:=SUM([.B18]+[.B25]+[.B36])" office:value-type="float" office:value="16060.33">
            <text:p>16060,33</text:p>
          </table:table-cell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 </meta:initial-creator>
    <meta:creation-date>2013-01-03T17:42:58</meta:creation-date>
    <dc:date>2013-05-18T15:43:15</dc:date>
    <dc:creator>cath </dc:creator>
    <meta:editing-duration>PT1H25M2S</meta:editing-duration>
    <meta:editing-cycles>13</meta:editing-cycles>
    <meta:generator>LibreOffice/3.5$Linux_x86 LibreOffice_project/350m1$Build-2</meta:generator>
    <meta:document-statistic meta:table-count="3" meta:cell-count="123" meta:object-count="0"/>
  </office:meta>
</office:document-meta>
</file>